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4bc9" officeooo:paragraph-rsid="000f4bc9"/>
    </style:style>
    <style:style style:name="P2" style:family="paragraph" style:parent-style-name="Standard">
      <style:text-properties officeooo:rsid="001122b6" officeooo:paragraph-rsid="001122b6"/>
    </style:style>
    <style:style style:name="P3" style:family="paragraph" style:parent-style-name="Standard">
      <style:text-properties officeooo:rsid="0011ae7f" officeooo:paragraph-rsid="0011ae7f"/>
    </style:style>
    <style:style style:name="T1" style:family="text">
      <style:text-properties officeooo:rsid="001122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processo de elaboração do trabalho de conclusão de curso (TCC) das instituições de ensino superior é manual, e os documentos gerados desse processo são físicos, ou seja, são impressos. Por serem impressos, na maioria das vezes esses documentos acabam se perdendo, ou se tornando de difícil localização.</text:p>
      <text:p text:style-name="P1">Utilizando um sistema para automatizar esse processo, seria um facilitador para a instituição, aluno e orientador.</text:p>
      <text:p text:style-name="P1">O processo começa quando há um acordo entre o aluno e o orientador, quando eles <text:span text:style-name="T1">firma um termo de compromisso e definem o assunto abordado no TCC.</text:span></text:p>
      <text:p text:style-name="P2">O processo de elaboração do TCC é acompanhado pelo orientador através de reuniões semanais, quinzenais ou mensais, essas reuniões são acordadas entre aluno e orientador, dessas reuniões são gerados documentos de progresso do TCC, alé da evolução do mesmo. Deve haver um controle de versão dos documentos gerados, para um melhor acompanhamento da evolução do trabalho.</text:p>
      <text:p text:style-name="P2">Assim que o aluno conclui o TCC, o aluno envia a versão final para o orientador aprovar, quando o orientador aprova o TCC, ele define a banca e marca a data da apresentação do TCC.</text:p>
      <text:p text:style-name="P2">Com a banca definida e data marcada, o orientador solicita o agendamento da apresentação e os documentos necessários à secretaria, informando o nome do aluno, curso, título do trabalho, membros da banca(nome, título e instituição), data e hora da apresentação.</text:p>
      <text:p text:style-name="P2">A secretaria faz o agendamento da sala para apresentação, encaminha os dados do TCC à Coordenadoria de Comunicação Social (CSO) e elabora os seguintes documentos: ata de defesa, folha de aprovação, ficha de avaliação, aceite do orientador, declarações para os membros da banca.</text:p>
      <text:p text:style-name="P3">Antes do dia da defesa o orientador retira os documentos na secretaria.</text:p>
      <text:p text:style-name="P3">No dia da defesa o aluno apresenta o TCC, com o orientador conduzindo a arguição e deliberando junto com a banca. Finalizada a apresentação o orientador entrega a ata de defesa à secretaria.</text:p>
      <text:p text:style-name="P3">Caso o TCC não seja aprovado, o aluno deve recomeçar o TCC, caso contrário, o aluno faz os ajustes finais e entrega ao orientador, o orientador aceitando a versão final, ele entrega o aceite à secretaria e solicita a ficha catalográfica na biblioteca, assim finalizando o TC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14:49:28.752000000</meta:creation-date>
    <dc:date>2015-08-07T15:45:19.335000000</dc:date>
    <meta:editing-duration>PT10M24S</meta:editing-duration>
    <meta:editing-cycles>2</meta:editing-cycles>
    <meta:generator>LibreOffice/4.4.5.2$Windows_x86 LibreOffice_project/a22f674fd25a3b6f45bdebf25400ed2adff0ff99</meta:generator>
    <meta:document-statistic meta:table-count="0" meta:image-count="0" meta:object-count="0" meta:page-count="1" meta:paragraph-count="10" meta:word-count="357" meta:character-count="2185" meta:non-whitespace-character-count="1838"/>
  </office:meta>
</office:document-meta>
</file>